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3" style:parent-style-name="ListParagraph" style:list-style-name="WWNum3" style:family="paragraph">
      <style:paragraph-properties fo:margin-bottom="0.0694in" fo:line-height="100%"/>
      <style:text-properties style:font-name="Times New Roman" style:font-name-complex="Times New Roman"/>
    </style:style>
    <style:style style:name="P3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5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3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4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75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6" style:parent-style-name="Standard" style:family="paragraph">
      <style:text-properties style:font-weight-complex="bold" style:font-style-complex="italic" fo:font-size="11pt" style:font-size-asian="11pt"/>
    </style:style>
    <style:style style:name="T7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9" style:parent-style-name="DefaultParagraphFont" style:family="text">
      <style:text-properties style:font-weight-complex="bold" style:font-style-complex="italic" fo:font-size="11pt" style:font-size-asian="11pt"/>
    </style:style>
    <style:style style:name="T80" style:parent-style-name="DefaultParagraphFont" style:family="text">
      <style:text-properties style:font-weight-complex="bold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style:font-style-complex="italic" fo:font-size="11pt" style:font-size-asian="11pt"/>
    </style:style>
    <style:style style:name="T8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89" style:parent-style-name="Standard" style:family="paragraph">
      <style:text-properties style:font-weight-complex="bold" style:font-style-complex="italic" fo:font-size="11pt" style:font-size-asian="11pt"/>
    </style:style>
    <style:style style:name="P90" style:parent-style-name="Standard" style:family="paragraph">
      <style:text-properties style:font-weight-complex="bold" style:font-style-complex="italic" fo:font-size="11pt" style:font-size-asian="11pt"/>
    </style:style>
    <style:style style:name="T9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8" style:parent-style-name="DefaultParagraphFont" style:family="text">
      <style:text-properties style:font-weight-complex="bold" fo:font-size="11pt" style:font-size-asian="11pt"/>
    </style:style>
    <style:style style:name="P109" style:parent-style-name="Standard" style:family="paragraph">
      <style:text-properties style:font-weight-complex="bold" fo:font-size="11pt" style:font-size-asian="11pt"/>
    </style:style>
    <style:style style:name="T11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2" style:parent-style-name="DefaultParagraphFont" style:family="text">
      <style:text-properties style:font-weight-complex="bold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4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5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T12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39" style:parent-style-name="Standard" style:family="paragraph">
      <style:paragraph-properties fo:margin-left="0.5in" fo:text-indent="-0.5in">
        <style:tab-stops/>
      </style:paragraph-properties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42" style:parent-style-name="Standard" style:family="paragraph">
      <style:paragraph-properties fo:margin-left="0.5in" fo:text-indent="-0.5in">
        <style:tab-stops/>
      </style:paragraph-properties>
    </style:style>
    <style:style style:name="T14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7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P171" style:parent-style-name="Standard" style:family="paragraph">
      <style:paragraph-properties fo:line-height="125%"/>
    </style:style>
    <style:style style:name="T17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3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4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76" style:parent-style-name="Standard" style:family="paragraph">
      <style:paragraph-properties fo:line-height="125%"/>
    </style:style>
    <style:style style:name="T177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8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9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0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1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83" style:parent-style-name="Standard" style:family="paragraph">
      <style:paragraph-properties fo:line-height="125%"/>
    </style:style>
    <style:style style:name="T18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85" style:parent-style-name="Standard" style:family="paragraph">
      <style:paragraph-properties fo:line-height="125%"/>
    </style:style>
    <style:style style:name="T186" style:parent-style-name="DefaultParagraphFont" style:family="text">
      <style:text-properties style:font-weight-complex="bold" fo:font-size="11pt" style:font-size-asian="11pt" style:font-size-complex="11pt"/>
    </style:style>
    <style:style style:name="T187" style:parent-style-name="DefaultParagraphFont" style:family="text">
      <style:text-properties style:font-weight-complex="bold" fo:font-size="11pt" style:font-size-asian="11pt" style:font-size-complex="11pt"/>
    </style:style>
    <style:style style:name="T188" style:parent-style-name="DefaultParagraphFont" style:family="text">
      <style:text-properties style:font-weight-complex="bold" fo:font-size="11pt" style:font-size-asian="11pt" style:font-size-complex="11pt"/>
    </style:style>
    <style:style style:name="T189" style:parent-style-name="DefaultParagraphFont" style:family="text">
      <style:text-properties style:font-weight-complex="bold" fo:font-size="11pt" style:font-size-asian="11pt" style:font-size-complex="11pt"/>
    </style:style>
    <style:style style:name="T190" style:parent-style-name="DefaultParagraphFont" style:family="text">
      <style:text-properties style:font-weight-complex="bold" fo:font-size="11pt" style:font-size-asian="11pt" style:font-size-complex="11pt"/>
    </style:style>
    <style:style style:name="T191" style:parent-style-name="DefaultParagraphFont" style:family="text">
      <style:text-properties style:font-weight-complex="bold" fo:font-size="11pt" style:font-size-asian="11pt" style:font-size-complex="11pt"/>
    </style:style>
    <style:style style:name="T192" style:parent-style-name="DefaultParagraphFont" style:family="text">
      <style:text-properties style:font-weight-complex="bold" fo:font-size="11pt" style:font-size-asian="11pt" style:font-size-complex="11pt"/>
    </style:style>
    <style:style style:name="T193" style:parent-style-name="DefaultParagraphFont" style:family="text">
      <style:text-properties style:font-weight-complex="bold" fo:font-size="11pt" style:font-size-asian="11pt" style:font-size-complex="11pt"/>
    </style:style>
    <style:style style:name="T194" style:parent-style-name="DefaultParagraphFont" style:family="text">
      <style:text-properties style:font-weight-complex="bold" fo:font-size="11pt" style:font-size-asian="11pt" style:font-size-complex="11pt"/>
    </style:style>
    <style:style style:name="T195" style:parent-style-name="DefaultParagraphFont" style:family="text">
      <style:text-properties style:font-weight-complex="bold" fo:font-size="11pt" style:font-size-asian="11pt" style:font-size-complex="11pt"/>
    </style:style>
    <style:style style:name="T196" style:parent-style-name="DefaultParagraphFont" style:family="text">
      <style:text-properties style:font-weight-complex="bold" fo:font-size="11pt" style:font-size-asian="11pt" style:font-size-complex="11pt"/>
    </style:style>
    <style:style style:name="T197" style:parent-style-name="DefaultParagraphFont" style:family="text">
      <style:text-properties style:font-weight-complex="bold" fo:font-size="11pt" style:font-size-asian="11pt" style:font-size-complex="11pt"/>
    </style:style>
    <style:style style:name="T198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199" style:parent-style-name="Standard" style:family="paragraph">
      <style:paragraph-properties fo:line-height="125%"/>
    </style:style>
    <style:style style:name="T200" style:parent-style-name="DefaultParagraphFont" style:family="text">
      <style:text-properties style:font-weight-complex="bold" fo:font-size="11pt" style:font-size-asian="11pt" style:font-size-complex="11pt"/>
    </style:style>
    <style:style style:name="T201" style:parent-style-name="DefaultParagraphFont" style:family="text">
      <style:text-properties style:font-weight-complex="bold" fo:font-size="11pt" style:font-size-asian="11pt" style:font-size-complex="11pt"/>
    </style:style>
    <style:style style:name="T202" style:parent-style-name="DefaultParagraphFont" style:family="text">
      <style:text-properties style:font-weight-complex="bold" fo:font-size="11pt" style:font-size-asian="11pt" style:font-size-complex="11pt"/>
    </style:style>
    <style:style style:name="T203" style:parent-style-name="DefaultParagraphFont" style:family="text">
      <style:text-properties style:font-weight-complex="bold" fo:font-size="11pt" style:font-size-asian="11pt" style:font-size-complex="11pt"/>
    </style:style>
    <style:style style:name="T204" style:parent-style-name="DefaultParagraphFont" style:family="text">
      <style:text-properties style:font-weight-complex="bold" fo:font-size="11pt" style:font-size-asian="11pt" style:font-size-complex="11pt"/>
    </style:style>
    <style:style style:name="T205" style:parent-style-name="DefaultParagraphFont" style:family="text">
      <style:text-properties style:font-weight-complex="bold" fo:font-size="11pt" style:font-size-asian="11pt" style:font-size-complex="11pt"/>
    </style:style>
    <style:style style:name="T206" style:parent-style-name="DefaultParagraphFont" style:family="text">
      <style:text-properties style:font-weight-complex="bold" fo:font-size="11pt" style:font-size-asian="11pt" style:font-size-complex="11pt"/>
    </style:style>
    <style:style style:name="T207" style:parent-style-name="DefaultParagraphFont" style:family="text">
      <style:text-properties style:font-weight-complex="bold" fo:font-size="11pt" style:font-size-asian="11pt" style:font-size-complex="11pt"/>
    </style:style>
    <style:style style:name="T208" style:parent-style-name="DefaultParagraphFont" style:family="text">
      <style:text-properties style:font-weight-complex="bold" fo:font-size="11pt" style:font-size-asian="11pt" style:font-size-complex="11pt"/>
    </style:style>
    <style:style style:name="T209" style:parent-style-name="DefaultParagraphFont" style:family="text">
      <style:text-properties style:font-weight-complex="bold" fo:font-size="11pt" style:font-size-asian="11pt" style:font-size-complex="11pt"/>
    </style:style>
    <style:style style:name="T210" style:parent-style-name="DefaultParagraphFont" style:family="text">
      <style:text-properties style:font-weight-complex="bold" fo:font-size="11pt" style:font-size-asian="11pt" style:font-size-complex="11pt"/>
    </style:style>
    <style:style style:name="T211" style:parent-style-name="DefaultParagraphFont" style:family="text">
      <style:text-properties style:font-weight-complex="bold" fo:font-size="11pt" style:font-size-asian="11pt" style:font-size-complex="11pt"/>
    </style:style>
    <style:style style:name="T212" style:parent-style-name="DefaultParagraphFont" style:family="text">
      <style:text-properties style:font-weight-complex="bold" fo:font-size="11pt" style:font-size-asian="11pt" style:font-size-complex="11pt"/>
    </style:style>
    <style:style style:name="T213" style:parent-style-name="DefaultParagraphFont" style:family="text">
      <style:text-properties style:font-weight-complex="bold" fo:font-size="11pt" style:font-size-asian="11pt" style:font-size-complex="11pt"/>
    </style:style>
    <style:style style:name="T214" style:parent-style-name="DefaultParagraphFont" style:family="text">
      <style:text-properties style:font-weight-complex="bold" fo:font-size="11pt" style:font-size-asian="11pt" style:font-size-complex="11pt"/>
    </style:style>
    <style:style style:name="P215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</style:style>
    <style:style style:name="P216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7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8" style:parent-style-name="Framecontents" style:family="paragraph">
      <style:paragraph-properties fo:line-height="110%"/>
    </style:style>
    <style:style style:name="T219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P220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1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2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T224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5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6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7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8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9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0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31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 text:c="11"/></text:span><text:span text:style-name="T20"><text:tab/></text:span><text:span text:style-name="T21"><text:s text:c="2"/>Madison, WI</text:span></text:p>
      <text:list text:style-name="WWNum3">
        <text:list-item>
          <text:p text:style-name="P22"><text:span text:style-name="T23">Bachelor of Science- GPA: 3.82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3"/>Sept. 2017–May 2020</text:span></text:p>
        </text:list-item>
        <text:list-item>
          <text:p text:style-name="P33">Major: Computer Science; Minor(s):<text:s/>Mathematics, Business</text:p>
        </text:list-item>
      </text:list>
      <text:p text:style-name="P34">Professional Experience<text:s/></text:p>
      <text:p text:style-name="Standard"><text:span text:style-name="T35">JP Morgan Chase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text:s text:c="10"/></text:span><text:span text:style-name="T46">June-August 2019</text:span></text:p>
      <text:p text:style-name="Standard"><text:span text:style-name="T47">Software Development Intern</text:span><text:span text:style-name="T48"><text:tab/></text:span><text:span text:style-name="T49"><text:tab/></text:span><text:span text:style-name="T50"><text:tab/></text:span><text:span text:style-name="T51"><text:tab/><text:s text:c="6"/></text:span><text:span text:style-name="T52"><text:tab/><text:s text:c="17"/></text:span><text:span text:style-name="T53"><text:tab/></text:span><text:span text:style-name="T54"><text:tab/></text:span><text:span text:style-name="T55"><text:tab/><text:s text:c="10"/></text:span></text:p>
      <text:p text:style-name="P56">Worked within Investment Banking to develop<text:s/>an<text:s/>analytics<text:s/>application<text:s/>for<text:s/>depositary receipt<text:s/>investments<text:s/></text:p>
      <text:p text:style-name="P57">Designed and created architecture for Oracle DB,<text:s/>creating<text:s/>queries and developing procedures and triggers</text:p>
      <text:p text:style-name="P58">Utilized Spring and Spring Integration, Redux, Axios, RESTful, and React to create deployed production code</text:p>
      <text:p text:style-name="P59">Tested features with<text:s/>JUnit for unit testing, Cypress for end to end testing, and Jenkins for integration testing</text:p>
      <text:p text:style-name="Standard"><text:span text:style-name="T60">Capital One</text:span><text:span text:style-name="T61"><text:s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text:s text:c="23"/></text:span><text:span text:style-name="T72">June-August 2018</text:span></text:p>
      <text:p text:style-name="P73">Associate Software Engineer</text:p>
      <text:p text:style-name="P74">Developed orchestration and frontend layers in primary<text:s/>application used for banking and credit cards<text:s/></text:p>
      <text:p text:style-name="P75">Created new components and widgets with API routing using<text:s/>Java, TypeScript,<text:s/>and AngularJS</text:p>
      <text:p text:style-name="P76"><text:tab/>Tested<text:s/>API responses<text:s/>with<text:s/>Mountebank<text:s/>end to end testing with Cucumber and Protractor</text:p>
      <text:p text:style-name="Standard"><text:span text:style-name="T77">Associate Software Engi</text:span><text:span text:style-name="T78">neer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text:s text:c="7"/></text:span><text:span text:style-name="T86"><text:tab/></text:span><text:span text:style-name="T87"><text:tab/><text:s text:c="9"/></text:span><text:span text:style-name="T88">June-August 2017</text:span></text:p>
      <text:p text:style-name="P89"><text:tab/>Created internal analytical software to analyze financial health using AngularJS, Groovy, and Karma</text:p>
      <text:p text:style-name="P90"><text:tab/>Learned and used Agile methodology by attending daily scrums, standups and using tools such as Jira</text:p>
      <text:p text:style-name="Standard"><text:span text:style-name="T91">L&amp;S Cent</text:span><text:span text:style-name="T92">er for Academic Excellence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text:s text:c="6"/></text:span><text:span text:style-name="T101">Oct 2017- May 2018</text:span></text:p>
      <text:p text:style-name="Standard"><text:span text:style-name="T102">Webmaster and Social Media Coordinator</text:span><text:span text:style-name="T103"><text:tab/></text:span><text:span text:style-name="T104"><text:tab/></text:span><text:span text:style-name="T105"><text:tab/></text:span><text:span text:style-name="T106"><text:tab/></text:span></text:p>
      <text:p text:style-name="Standard"><text:span text:style-name="T107"><text:tab/></text:span><text:span text:style-name="T108">Developed website for Center for Academic Excellence, utilizing Google Analytics to optimize pages</text:span></text:p>
      <text:p text:style-name="P109"><text:tab/>Coordinated with Letters and Science organizations and programs to maintain and rework site</text:p>
      <text:p text:style-name="Standard"><text:span text:style-name="T110">Brain Health Alliance</text:span></text:p>
      <text:p text:style-name="Standard"><text:span text:style-name="T111">Software Intern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text:s text:c="6"/></text:span><text:span text:style-name="T118"><text:tab/><text:s text:c="17"/></text:span><text:span text:style-name="T119"><text:tab/></text:span><text:span text:style-name="T120"><text:tab/></text:span><text:span text:style-name="T121"><text:tab/><text:s text:c="4"/>June-September 2016</text:span></text:p>
      <text:p text:style-name="P122">Utilized a MEAN full-stack solution to investigate the potential of an AI scraper research based semantic web</text:p>
      <text:p text:style-name="P123">Implemented a<text:s/>NoSQL MongoDB database with Mongoose ODM to store metadata on research</text:p>
      <text:p text:style-name="P124">Collaborated with peers to write and publish a paper in the W3 Consortium journal</text:p>
      <text:p text:style-name="P125">Extracurriculars and Leadership</text:p>
      <text:p text:style-name="Standard"><text:span text:style-name="T126">Artificial Intelligence Club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text:s text:c="4"/></text:span><text:span text:style-name="T137">2017-</text:span><text:span text:style-name="T138">Present</text:span></text:p>
      <text:p text:style-name="P139"><text:span text:style-name="T140"><text:tab/></text:span><text:span text:style-name="T141">Executive Officer: responsible for guiding research and budgeting resources to improve AI engagement</text:span></text:p>
      <text:p text:style-name="P142"><text:span text:style-name="T143"><text:tab/>Completed learning and research focus on data modeling and analytics</text:span></text:p>
      <text:p text:style-name="Standard"><text:span text:style-name="T144">Software Development Club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text:s text:c="4"/>2017-Present</text:span></text:p>
      <text:p text:style-name="Standard"><text:span text:style-name="T155">UNICEF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text:s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text:s text:c="4"/>2</text:span><text:span text:style-name="T168">017-Prese</text:span><text:span text:style-name="T169">nt</text:span></text:p>
      <text:p text:style-name="P170">Honors and Achievements</text:p>
      <text:p text:style-name="P171"><text:span text:style-name="T172">“Genetic Algorithm Based Descension for Improved Hyperparameters on Low Layer NN ” Author</text:span><text:span text:style-name="T173"><text:tab/><text:s text:c="2"/></text:span><text:span text:style-name="T174"><text:tab/><text:s text:c="5"/></text:span><text:span text:style-name="T175">2019</text:span></text:p>
      <text:p text:style-name="P176"><text:span text:style-name="T177">“New and Old Regulatory Politics in the Airline Industry” Research Contributor</text:span><text:span text:style-name="T178"><text:tab/></text:span><text:span text:style-name="T179"><text:tab/></text:span><text:span text:style-name="T180"><text:tab/></text:span><text:span text:style-name="T181"><text:tab/><text:s text:c="18"/></text:span><text:span text:style-name="T182">2019</text:span></text:p>
      <text:p text:style-name="P183"><text:span text:style-name="T184"><text:tab/>Developed script for analytics and data scraper for airline data</text:span></text:p>
      <text:p text:style-name="P185"><text:span text:style-name="T186">Hack the North -<text:s/></text:span><text:span text:style-name="T187">Hardware Hack Award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text:s text:c="5"/></text:span><text:span text:style-name="T198">2018</text:span></text:p>
      <text:p text:style-name="P199"><text:span text:style-name="T200">Academic Dean’s List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text:s text:c="6"/></text:span><text:span text:style-name="T212">2018</text:span><text:span text:style-name="T213"><text:s/>-<text:s/></text:span><text:span text:style-name="T214">2019</text:span></text:p>
      <text:p text:style-name="P215"><draw:frame draw:z-index="251659264" draw:id="id0" draw:style-name="a0" draw:name="Frame2" text:anchor-type="paragraph" svg:x="0in" svg:y="0.30139in" svg:width="3.70764in" svg:height="0.57917in" style:rel-width="scale" style:rel-height="scale"><draw:text-box><text:p text:style-name="P216">Programming Languages: Java, Python, C, JavaScript</text:p><text:p text:style-name="P217">Frameworks: Keras, PyTorch, Spring, REST, React, Angular</text:p><text:p text:style-name="P218"><text:span text:style-name="T219">Relevant Interests: Machine Learning and Data Modeling</text:span></text:p></draw:text-box><svg:title/><svg:desc/></draw:frame><draw:frame draw:z-index="251658240" draw:id="id1" draw:style-name="a1" draw:name="Frame2" text:anchor-type="paragraph" svg:x="3.98472in" svg:y="0.29792in" svg:width="3.48264in" svg:height="0.75764in" style:rel-width="scale" style:rel-height="scale"><draw:text-box><text:p text:style-name="P220">Testing: JUnit, Jasmine, Karma, Mocha, Chai,<text:s/><text:tab/>Protractor, Cucumber, Mountebank, Cypress</text:p><text:p text:style-name="P221">Misc: Git, Linux, Jira, Jenkins</text:p><text:p text:style-name="P222"/><text:p text:style-name="P223"/></draw:text-box><svg:title/><svg:desc/></draw:frame><text:span text:style-name="T224">Skills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text:s text:c="7"/></text:span></text:p>
      <text:p text:style-name="Standard"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9-07-18T02:45:00Z</meta:creation-date>
    <dc:date>2019-08-22T00:06:00Z</dc:date>
    <meta:print-date>2019-08-06T23:42:00Z</meta:print-date>
    <meta:template xlink:href="Normal.dotm" xlink:type="simple"/>
    <meta:editing-cycles>65</meta:editing-cycles>
    <meta:editing-duration>PT582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40" meta:character-count="2943" meta:row-count="20" meta:non-whitespace-character-count="2508"/>
  </office:meta>
</office:document-meta>
</file>